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pécification du problème</text:p>
      <text:p text:style-name="Standard"/>
      <text:p text:style-name="Standard">On souhaite découper une boîte de conserve de forme cylindrique, tout en minimisant la surface de métal utilisée. Toute l'étude se fera autour du paramètre <draw:frame draw:style-name="fr1" draw:name="Objet14" text:anchor-type="as-char" svg:y="-0.377cm" svg:width="0.63cm" svg:height="0.533cm" draw:z-index="9"><draw:object xlink:href="./Object 14" xlink:type="simple" xlink:show="embed" xlink:actuate="onLoad"/><draw:image xlink:href="./ObjectReplacements/Object 14" xlink:type="simple" xlink:show="embed" xlink:actuate="onLoad"/></draw:frame>, rayon de la boîte de conserves.</text:p>
      <text:p text:style-name="Standard"/>
      <text:p text:style-name="Standard">Modélisation </text:p>
      <text:p text:style-name="Standard"/>
      <text:p text:style-name="Standard">Soit <draw:frame draw:style-name="fr1" draw:name="Objet1" text:anchor-type="as-char" svg:y="-0.377cm" svg:width="0.443cm" svg:height="0.469cm" draw:z-index="0"><draw:object xlink:href="./Object 1" xlink:type="simple" xlink:show="embed" xlink:actuate="onLoad"/><draw:image xlink:href="./ObjectReplacements/Object 1" xlink:type="simple" xlink:show="embed" xlink:actuate="onLoad"/></draw:frame>la surface totale de métal nécessaire, et V son volume. Alors <draw:frame draw:style-name="fr1" draw:name="Objet2" text:anchor-type="as-char" svg:y="-0.437cm" svg:width="3.351cm" svg:height="0.529cm" draw:z-index="1"><draw:object xlink:href="./Object 2" xlink:type="simple" xlink:show="embed" xlink:actuate="onLoad"/><draw:image xlink:href="./ObjectReplacements/Object 2" xlink:type="simple" xlink:show="embed" xlink:actuate="onLoad"/></draw:frame>, et <draw:frame draw:style-name="fr1" draw:name="Objet3" text:anchor-type="as-char" svg:y="-0.437cm" svg:width="1.916cm" svg:height="0.529cm" draw:z-index="2"><draw:object xlink:href="./Object 3" xlink:type="simple" xlink:show="embed" xlink:actuate="onLoad"/><draw:image xlink:href="./ObjectReplacements/Object 3" xlink:type="simple" xlink:show="embed" xlink:actuate="onLoad"/></draw:frame>. Si on remarque que <draw:frame draw:style-name="fr1" draw:name="Objet4" text:anchor-type="as-char" svg:y="-0.619cm" svg:width="2.342cm" svg:height="1cm" draw:z-index="3"><draw:object xlink:href="./Object 4" xlink:type="simple" xlink:show="embed" xlink:actuate="onLoad"/><draw:image xlink:href="./ObjectReplacements/Object 4" xlink:type="simple" xlink:show="embed" xlink:actuate="onLoad"/></draw:frame>, il vient <draw:frame draw:style-name="fr1" draw:name="Objet5" text:anchor-type="as-char" svg:y="-0.619cm" svg:width="2.896cm" svg:height="1cm" draw:z-index="4"><draw:object xlink:href="./Object 5" xlink:type="simple" xlink:show="embed" xlink:actuate="onLoad"/><draw:image xlink:href="./ObjectReplacements/Object 5" xlink:type="simple" xlink:show="embed" xlink:actuate="onLoad"/></draw:frame>.</text:p>
      <text:p text:style-name="Standard"/>
      <text:p text:style-name="Standard">On suppose maintenant que S passe par un minimum. Alors <draw:frame draw:style-name="fr1" draw:name="Objet6" text:anchor-type="as-char" svg:y="-0.619cm" svg:width="1.351cm" svg:height="1cm" draw:z-index="13"><draw:object xlink:href="./Object 6" xlink:type="simple" xlink:show="embed" xlink:actuate="onLoad"/><draw:image xlink:href="./ObjectReplacements/Object 6" xlink:type="simple" xlink:show="embed" xlink:actuate="onLoad"/></draw:frame> =&gt; <draw:frame draw:style-name="fr1" draw:name="Objet7" text:anchor-type="as-char" svg:y="-0.619cm" svg:width="3.036cm" svg:height="1.06cm" draw:z-index="14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>Appelons <draw:frame draw:style-name="fr2" draw:name="Objet15" text:anchor-type="as-char" svg:y="-0.377cm" svg:width="0.63cm" svg:height="0.531cm" draw:z-index="12"><draw:object xlink:href="./Object 15" xlink:type="simple" xlink:show="embed" xlink:actuate="onLoad"/><draw:image xlink:href="./ObjectReplacements/Object 15" xlink:type="simple" xlink:show="embed" xlink:actuate="onLoad"/></draw:frame> la valeur optimale <draw:frame draw:style-name="fr1" draw:name="Objet8" text:anchor-type="as-char" svg:y="-0.619cm" svg:width="2.26cm" svg:height="1.124cm" draw:z-index="5"><draw:object xlink:href="./Object 8" xlink:type="simple" xlink:show="embed" xlink:actuate="onLoad"/><draw:image xlink:href="./ObjectReplacements/Object 8" xlink:type="simple" xlink:show="embed" xlink:actuate="onLoad"/></draw:frame> =&gt; <draw:frame draw:style-name="fr1" draw:name="Objet9" text:anchor-type="as-char" svg:y="-0.758cm" svg:width="2.013cm" svg:height="1.138cm" draw:z-index="6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/>
      <text:p text:style-name="Standard">Relation entre <draw:frame draw:style-name="fr1" draw:name="Objet10" text:anchor-type="as-char" svg:y="-0.377cm" svg:width="0.63cm" svg:height="0.533cm" draw:z-index="7"><draw:object xlink:href="./Object 10" xlink:type="simple" xlink:show="embed" xlink:actuate="onLoad"/><draw:image xlink:href="./ObjectReplacements/Object 10" xlink:type="simple" xlink:show="embed" xlink:actuate="onLoad"/></draw:frame> et h : <text:s/><draw:frame draw:style-name="fr1" draw:name="Objet12" text:anchor-type="as-char" svg:y="-0.437cm" svg:width="3.043cm" svg:height="0.593cm" draw:z-index="11"><draw:object xlink:href="./Object 12" xlink:type="simple" xlink:show="embed" xlink:actuate="onLoad"/><draw:image xlink:href="./ObjectReplacements/Object 12" xlink:type="simple" xlink:show="embed" xlink:actuate="onLoad"/></draw:frame> <text:s/>soir <draw:frame draw:style-name="fr1" draw:name="Objet11" text:anchor-type="as-char" svg:y="-0.377cm" svg:width="1.371cm" svg:height="0.469cm" draw:z-index="8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/>
      <text:p text:style-name="Standard"><text:span text:style-name="T1">En conclusion</text:span> : <text:s/>on donne le volume V, et le programme doit nous retourner <draw:frame draw:style-name="fr1" draw:name="Objet13" text:anchor-type="as-char" svg:y="-0.377cm" svg:width="0.63cm" svg:height="0.533cm" draw:z-index="10"><draw:object xlink:href="./Object 13" xlink:type="simple" xlink:show="embed" xlink:actuate="onLoad"/><draw:image xlink:href="./ObjectReplacements/Object 13" xlink:type="simple" xlink:show="embed" xlink:actuate="onLoad"/></draw:frame> et h</text:p>
      <text:p text:style-name="Standard"/>
      <text:p text:style-name="Standard">Code source : voir conserves.c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from-top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7-10-02T19:32:48</meta:creation-date>
    <dc:date>2017-10-03T17:11:21</dc:date>
    <meta:editing-duration>PT01H03M39S</meta:editing-duration>
    <meta:editing-cycles>7</meta:editing-cycles>
    <meta:generator>OOoLight/1.5$Unix OpenOffice.org_project/150r1531$Build-151</meta:generator>
    <meta:document-statistic meta:table-count="0" meta:image-count="0" meta:object-count="15" meta:page-count="1" meta:paragraph-count="9" meta:word-count="102" meta:character-count="581"/>
  </office:meta>
</office:document-meta>
</file>

<file path=Object 1/content.xml><?xml version="1.0" encoding="utf-8"?>
<math xmlns="http://www.w3.org/1998/Math/MathML">
  <semantics>
    <mi>S</mi>
    <annotation encoding="StarMath 5.0">S</annotation>
  </semantics>
</math>
</file>

<file path=Object 10/content.xml><?xml version="1.0" encoding="utf-8"?>
<math xmlns="http://www.w3.org/1998/Math/MathML">
  <semantics>
    <msub>
      <mi>R</mi>
      <mn>0</mn>
    </msub>
    <annotation encoding="StarMath 5.0">R_0</annotation>
  </semantics>
</math>
</file>

<file path=Object 11/content.xml><?xml version="1.0" encoding="utf-8"?>
<math xmlns="http://www.w3.org/1998/Math/MathML">
  <semantics>
    <mstyle mathvariant="bold">
      <mrow>
        <mstyle color="blue">
          <mrow>
            <mrow>
              <mi>h</mi>
              <mi mathvariant="normal">=</mi>
              <mn>2R</mn>
            </mrow>
          </mrow>
        </mstyle>
      </mrow>
    </mstyle>
    <annotation encoding="StarMath 5.0">bold color blue {h = 2R}</annotation>
  </semantics>
</math>
</file>

<file path=Object 12/content.xml><?xml version="1.0" encoding="utf-8"?>
<math xmlns="http://www.w3.org/1998/Math/MathML">
  <semantics>
    <mrow>
      <mn>2</mn>
      <mo stretchy="false">π</mo>
      <mrow>
        <msup>
          <msub>
            <mi>R</mi>
            <mn>0</mn>
          </msub>
          <mn>3</mn>
        </msup>
        <mi mathvariant="normal">=</mi>
        <mo stretchy="false">π</mo>
      </mrow>
      <msup>
        <msub>
          <mi>R</mi>
          <mn>0</mn>
        </msub>
        <mn>2</mn>
      </msup>
      <mn>.</mn>
      <mi>h</mi>
    </mrow>
    <annotation encoding="StarMath 5.0">2%pi {R_0}^3 = %pi {R_0}^2 . h</annotation>
  </semantics>
</math>
</file>

<file path=Object 13/content.xml><?xml version="1.0" encoding="utf-8"?>
<math xmlns="http://www.w3.org/1998/Math/MathML">
  <semantics>
    <msub>
      <mi>R</mi>
      <mn>0</mn>
    </msub>
    <annotation encoding="StarMath 5.0">R_0</annotation>
  </semantics>
</math>
</file>

<file path=Object 14/content.xml><?xml version="1.0" encoding="utf-8"?>
<math xmlns="http://www.w3.org/1998/Math/MathML">
  <semantics>
    <msub>
      <mi>R</mi>
      <mn>0</mn>
    </msub>
    <annotation encoding="StarMath 5.0">R_0</annotation>
  </semantics>
</math>
</file>

<file path=Object 15/content.xml><?xml version="1.0" encoding="utf-8"?>
<math xmlns="http://www.w3.org/1998/Math/MathML">
  <semantics>
    <msub>
      <mi>R</mi>
      <mn>0</mn>
    </msub>
    <annotation encoding="StarMath 5.0">R_0</annotation>
  </semantics>
</math>
</file>

<file path=Object 2/content.xml><?xml version="1.0" encoding="utf-8"?>
<math xmlns="http://www.w3.org/1998/Math/MathML">
  <semantics>
    <mrow>
      <mrow>
        <mi>S</mi>
        <mi mathvariant="normal">=</mi>
        <mn>2</mn>
      </mrow>
      <mo stretchy="false">π</mo>
      <mi>R</mi>
      <mrow>
        <mi>h</mi>
        <mo stretchy="false">+</mo>
        <mn>2</mn>
      </mrow>
      <mo stretchy="false">π</mo>
      <msup>
        <mi>R</mi>
        <mn>2</mn>
      </msup>
    </mrow>
    <annotation encoding="StarMath 5.0">S = 2%pi R h + 2%pi R^2</annotation>
  </semantics>
</math>
</file>

<file path=Object 3/content.xml><?xml version="1.0" encoding="utf-8"?>
<math xmlns="http://www.w3.org/1998/Math/MathML">
  <semantics>
    <mrow>
      <mrow>
        <mi>V</mi>
        <mi mathvariant="normal">=</mi>
        <mo stretchy="false">π</mo>
      </mrow>
      <msup>
        <mi>R</mi>
        <mn>2</mn>
      </msup>
      <mi>h</mi>
    </mrow>
    <annotation encoding="StarMath 5.0">V = %pi R^2 h</annotation>
  </semantics>
</math>
</file>

<file path=Object 4/content.xml><?xml version="1.0" encoding="utf-8"?>
<math xmlns="http://www.w3.org/1998/Math/MathML">
  <semantics>
    <mrow>
      <mrow>
        <mfrac>
          <mn>2V</mn>
          <mi>R</mi>
        </mfrac>
        <mi mathvariant="normal">=</mi>
        <mn>2</mn>
      </mrow>
      <mo stretchy="false">π</mo>
      <mi>R</mi>
      <mi>h</mi>
    </mrow>
    <annotation encoding="StarMath 5.0">{2V} over R = 2%pi R h</annotation>
  </semantics>
</math>
</file>

<file path=Object 5/content.xml><?xml version="1.0" encoding="utf-8"?>
<math xmlns="http://www.w3.org/1998/Math/MathML">
  <semantics>
    <mstyle mathvariant="bold">
      <mrow>
        <mstyle color="blue">
          <mrow>
            <mrow>
              <mrow>
                <mi>S</mi>
                <mi mathvariant="normal">=</mi>
                <mn>2</mn>
              </mrow>
              <mo stretchy="false">π</mo>
              <mrow>
                <msup>
                  <mi>R</mi>
                  <mn>2</mn>
                </msup>
                <mo stretchy="false">+</mo>
                <mfrac>
                  <mn>2V</mn>
                  <mi>R</mi>
                </mfrac>
              </mrow>
            </mrow>
          </mrow>
        </mstyle>
      </mrow>
    </mstyle>
    <annotation encoding="StarMath 5.0">bold color blue {S = 2%pi R^2 + {2V} over R}</annotation>
  </semantics>
</math>
</file>

<file path=Object 6/content.xml><?xml version="1.0" encoding="utf-8"?>
<math xmlns="http://www.w3.org/1998/Math/MathML">
  <semantics>
    <mrow>
      <mfrac>
        <mi mathvariant="italic">dS</mi>
        <mi mathvariant="italic">dR</mi>
      </mfrac>
      <mi mathvariant="normal">=</mi>
      <mn>0</mn>
    </mrow>
    <annotation encoding="StarMath 5.0">{dS} over {dR} = 0</annotation>
  </semantics>
</math>
</file>

<file path=Object 7/content.xml><?xml version="1.0" encoding="utf-8"?>
<math xmlns="http://www.w3.org/1998/Math/MathML">
  <semantics>
    <mrow>
      <mrow>
        <mfrac>
          <mi mathvariant="italic">dS</mi>
          <mi mathvariant="italic">dR</mi>
        </mfrac>
        <mi mathvariant="normal">=</mi>
        <mn>4</mn>
      </mrow>
      <mo stretchy="false">π</mo>
      <mrow>
        <mi>R</mi>
        <mi mathvariant="normal">−</mi>
        <mfrac>
          <mn>2V</mn>
          <msup>
            <mi>R</mi>
            <mn>2</mn>
          </msup>
        </mfrac>
      </mrow>
    </mrow>
    <annotation encoding="StarMath 5.0">{dS} over {dR} = 4%pi R -{2V} over {R^2}</annotation>
  </semantics>
</math>
</file>

<file path=Object 8/content.xml><?xml version="1.0" encoding="utf-8"?>
<math xmlns="http://www.w3.org/1998/Math/MathML">
  <semantics>
    <mrow>
      <mn>4</mn>
      <mo stretchy="false">π</mo>
      <mrow>
        <msub>
          <mi>R</mi>
          <mn>0</mn>
        </msub>
        <mi mathvariant="normal">=</mi>
        <mfrac>
          <mn>2V</mn>
          <msup>
            <msub>
              <mi>R</mi>
              <mn>0</mn>
            </msub>
            <mn>2</mn>
          </msup>
        </mfrac>
      </mrow>
    </mrow>
    <annotation encoding="StarMath 5.0">4%pi R_0 = {2V} over {R_0}^2</annotation>
  </semantics>
</math>
</file>

<file path=Object 9/content.xml><?xml version="1.0" encoding="utf-8"?>
<math xmlns="http://www.w3.org/1998/Math/MathML">
  <semantics>
    <mstyle mathvariant="bold">
      <mrow>
        <mstyle color="blue">
          <mrow>
            <mrow>
              <msub>
                <mi>R</mi>
                <mn>0</mn>
              </msub>
              <mi mathvariant="normal">=</mi>
              <mroot>
                <mfrac>
                  <mi>V</mi>
                  <mrow>
                    <mn>2</mn>
                    <mo stretchy="false">π</mo>
                  </mrow>
                </mfrac>
                <mn>3</mn>
              </mroot>
            </mrow>
          </mrow>
        </mstyle>
      </mrow>
    </mstyle>
    <annotation encoding="StarMath 5.0">bold color blue {R_0 = nroot{3}{V over { 2 %pi}}}</annotation>
  </semantics>
</math>
</file>